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b96" officeooo:paragraph-rsid="0005ab96"/>
    </style:style>
    <style:style style:name="T1" style:family="text">
      <style:text-properties officeooo:rsid="0005ab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F energy is a measure of all of the electronic energy of a molecule from all of interactions of atoms and electrons. </text:p>
      <text:p text:style-name="Standard">The SCF energy of PENCEN <text:span text:style-name="T1">molecule</text:span> (−846.74 Hartrees) is <text:span text:style-name="T1">more negative</text:span> than that of TETCEN <text:span text:style-name="T1">molecule</text:span> (−693.13 Hartrees). <text:span text:style-name="T1">This is because</text:span> PENCEN has more atoms and electrons, leading to <text:span text:style-name="T1">more</text:span> <text:s/>electron <text:span text:style-name="T1">and </text:span>nuclear <text:span text:style-name="T1">interactions</text:span> and electron–electron interactions. <text:span text:style-name="T1">A larger molecule would result in a more negative SCF energ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7:00:28.829961386</meta:creation-date>
    <dc:date>2025-04-01T17:07:31.325363904</dc:date>
    <meta:editing-duration>PT7M3S</meta:editing-duration>
    <meta:editing-cycles>1</meta:editing-cycles>
    <meta:document-statistic meta:table-count="0" meta:image-count="0" meta:object-count="0" meta:page-count="1" meta:paragraph-count="2" meta:word-count="71" meta:character-count="439" meta:non-whitespace-character-count="369"/>
    <meta:generator>LibreOffice/24.2.7.2$Linux_X86_64 LibreOffice_project/420$Build-2</meta:generator>
  </office:meta>
</office:document-meta>
</file>